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image/gif" manifest:full-path="Pictures/100002000000000E00000007CC5BB5AB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svg:stroke-color="#008000" draw:fill-color="#355e00" draw:textarea-horizontal-align="justify" draw:textarea-vertical-align="middle" draw:auto-grow-height="false" draw:shadow="hidden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5.465cm" fo:min-width="78.875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4" style:family="graphic" style:parent-style-name="standard">
      <style:graphic-properties draw:fill="gradient" draw:fill-gradient-name="Linear_20_Blue6" draw:opacity="100%" draw:textarea-horizontal-align="justify" draw:textarea-vertical-align="middle" draw:auto-grow-height="false" draw:shadow-opacity="100%"/>
    </style:style>
    <style:style style:name="gr5" style:family="graphic" style:parent-style-name="standard" style:list-style-name="L2">
      <style:graphic-properties draw:stroke="none" draw:fill="none" fo:min-height="6.75cm"/>
    </style:style>
    <style:style style:name="gr6" style:family="graphic" style:parent-style-name="standard">
      <style:graphic-properties draw:fill="gradient" draw:fill-gradient-name="Linear_20_Blue6" draw:textarea-horizontal-align="justify" draw:textarea-vertical-align="middle" draw:auto-grow-height="false"/>
    </style:style>
    <style:style style:name="gr7" style:family="graphic" style:parent-style-name="standard">
      <style:graphic-properties draw:stroke="solid" draw:stroke-dash="Ultrafine_20_Dashed" svg:stroke-width="0.1cm" svg:stroke-color="#ff00ff" draw:marker-start-width="0.45cm" draw:marker-end-width="0.45cm" draw:fill-color="#ffffcc" draw:textarea-horizontal-align="justify" draw:textarea-vertical-align="middle" draw:auto-grow-height="true" fo:min-height="3.691cm" fo:padding-top="0.175cm" fo:padding-bottom="0.175cm" fo:padding-left="0.3cm" fo:padding-right="0.3cm" fo:wrap-option="wrap"/>
    </style:style>
    <style:style style:name="gr8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845cm" fo:padding-top="0.225cm" fo:padding-bottom="0.225cm" fo:padding-left="0.35cm" fo:padding-right="0.35cm" fo:wrap-option="wrap"/>
    </style:style>
    <style:style style:name="gr9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2.957cm" fo:padding-top="0.225cm" fo:padding-bottom="0.225cm" fo:padding-left="0.35cm" fo:padding-right="0.35cm" fo:wrap-option="wrap"/>
    </style:style>
    <style:style style:name="gr10" style:family="graphic" style:parent-style-name="standard">
      <style:graphic-properties draw:stroke="dash" draw:stroke-dash="Ultrafine_20_Dashed" svg:stroke-width="0cm" draw:marker-start-width="0.3cm" draw:marker-end-width="0.3cm" draw:fill-color="#ffffcc" draw:textarea-horizontal-align="justify" draw:textarea-vertical-align="middle" draw:auto-grow-height="true" fo:min-height="2.531cm" fo:padding-top="0.125cm" fo:padding-bottom="0.125cm" fo:padding-left="0.25cm" fo:padding-right="0.25cm" fo:wrap-option="wrap"/>
    </style:style>
    <style:style style:name="gr11" style:family="graphic" style:parent-style-name="standard">
      <style:graphic-properties draw:stroke="solid" draw:stroke-dash="Ultrafine_20_Dashed" svg:stroke-width="0.2cm" draw:marker-start-width="0.6cm" draw:marker-end-width="0.6cm" draw:fill-color="#ffffcc" draw:textarea-horizontal-align="justify" draw:textarea-vertical-align="middle" draw:auto-grow-height="true" fo:min-height="1.973cm" fo:padding-top="0.225cm" fo:padding-bottom="0.225cm" fo:padding-left="0.35cm" fo:padding-right="0.35cm" fo:wrap-option="wrap"/>
    </style:style>
    <style:style style:name="gr12" style:family="graphic" style:parent-style-name="standard">
      <style:graphic-properties draw:stroke="dash" draw:stroke-dash="Fine_20_Dashed_20__28_var_29_" draw:fill-color="#ffffcc" draw:textarea-horizontal-align="justify" draw:textarea-vertical-align="middle" draw:auto-grow-height="true" fo:min-height="0.987cm" fo:wrap-option="wrap"/>
    </style:style>
    <style:style style:name="gr13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4.929cm" fo:padding-top="0.225cm" fo:padding-bottom="0.225cm" fo:padding-left="0.35cm" fo:padding-right="0.35cm" fo:wrap-option="wrap"/>
    </style:style>
    <style:style style:name="gr14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317cm" fo:padding-top="0.225cm" fo:padding-bottom="0.225cm" fo:padding-left="0.35cm" fo:padding-right="0.35cm" fo:wrap-option="wrap"/>
    </style:style>
    <style:style style:name="gr15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2.054cm" fo:padding-top="0.225cm" fo:padding-bottom="0.225cm" fo:padding-left="0.35cm" fo:padding-right="0.35cm" fo:wrap-option="wrap"/>
    </style:style>
    <style:style style:name="gr16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9cm" fo:padding-top="0.225cm" fo:padding-bottom="0.225cm" fo:padding-left="0.35cm" fo:padding-right="0.35cm" fo:wrap-option="wrap"/>
    </style:style>
    <style:style style:name="gr17" style:family="graphic" style:parent-style-name="standard">
      <style:graphic-properties draw:fill="gradient" draw:fill-color="#000000" draw:fill-gradient-name="Linear_20_Blue6" draw:textarea-horizontal-align="justify" draw:textarea-vertical-align="middle" draw:auto-grow-height="false"/>
    </style:style>
    <style:style style:name="gr18" style:family="graphic" style:parent-style-name="standard">
      <style:graphic-properties svg:stroke-width="0.3cm" draw:marker-start-width="0.75cm" draw:marker-end-width="0.75cm" draw:fill-color="#ffffcc" draw:textarea-horizontal-align="justify" draw:textarea-vertical-align="middle" draw:auto-grow-height="true" fo:min-height="1.927cm" fo:padding-top="0.275cm" fo:padding-bottom="0.275cm" fo:padding-left="0.4cm" fo:padding-right="0.4cm" fo:wrap-option="wrap"/>
    </style:style>
    <style:style style:name="gr19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987cm" fo:padding-top="0.225cm" fo:padding-bottom="0.225cm" fo:padding-left="0.35cm" fo:padding-right="0.35cm" fo:wrap-option="wrap"/>
    </style:style>
    <style:style style:name="gr20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0.616cm" fo:padding-top="0.225cm" fo:padding-bottom="0.225cm" fo:padding-left="0.35cm" fo:padding-right="0.35cm" fo:wrap-option="wrap"/>
    </style:style>
    <style:style style:name="gr21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padding-top="0.225cm" fo:padding-bottom="0.225cm" fo:padding-left="0.35cm" fo:padding-right="0.35cm" fo:wrap-option="wrap"/>
    </style:style>
    <style:style style:name="gr22" style:family="graphic" style:parent-style-name="standard">
      <style:graphic-properties svg:stroke-width="0.2cm" draw:marker-start-width="0.6cm" draw:marker-end-width="0.6cm" draw:fill-color="#ffffcc" draw:textarea-horizontal-align="justify" draw:textarea-vertical-align="middle" draw:auto-grow-height="true" fo:min-height="1.115cm" fo:padding-top="0.225cm" fo:padding-bottom="0.225cm" fo:padding-left="0.35cm" fo:padding-right="0.35cm" fo:wrap-option="wrap"/>
    </style:style>
    <style:style style:name="gr23" style:family="graphic" style:parent-style-name="standard">
      <style:graphic-properties svg:stroke-width="0.1cm" svg:stroke-color="#ff00ff" draw:marker-start-width="0.45cm" draw:marker-end-width="0.45cm" draw:fill-color="#ffffcc" draw:textarea-horizontal-align="justify" draw:textarea-vertical-align="middle" draw:auto-grow-height="true" fo:min-height="2.493cm" fo:padding-top="0.175cm" fo:padding-bottom="0.175cm" fo:padding-left="0.3cm" fo:padding-right="0.3cm" fo:wrap-option="wrap"/>
    </style:style>
    <style:style style:name="gr24" style:family="graphic" style:parent-style-name="standard">
      <style:graphic-properties draw:fill="solid" draw:fill-color="#ff8080" draw:textarea-horizontal-align="justify" draw:textarea-vertical-align="middle" draw:auto-grow-height="true" fo:min-height="1.04cm" fo:wrap-option="wrap"/>
    </style:style>
    <style:style style:name="gr25" style:family="graphic" style:parent-style-name="standard">
      <style:graphic-properties draw:fill="solid" draw:fill-color="#ff0000" draw:textarea-horizontal-align="justify" draw:textarea-vertical-align="middle" draw:auto-grow-height="false" fo:min-height="0cm" fo:min-width="0cm" fo:wrap-option="no-wrap"/>
    </style:style>
    <style:style style:name="gr26" style:family="graphic" style:parent-style-name="standard">
      <style:graphic-properties draw:fill-color="#00ff00" draw:textarea-horizontal-align="justify" draw:textarea-vertical-align="middle" draw:auto-grow-height="true" fo:min-height="1.075cm" fo:min-width="0cm" fo:wrap-option="wrap"/>
    </style:style>
    <style:style style:name="gr27" style:family="graphic" style:parent-style-name="standard">
      <style:graphic-properties draw:fill-color="#ffff00" draw:textarea-horizontal-align="justify" draw:textarea-vertical-align="middle" draw:auto-grow-height="true" fo:min-height="3.077cm" fo:min-width="0cm" fo:wrap-option="wrap"/>
    </style:style>
    <style:style style:name="gr28" style:family="graphic" style:parent-style-name="standard">
      <style:graphic-properties draw:fill-color="#00ff00" draw:textarea-horizontal-align="justify" draw:textarea-vertical-align="middle" draw:auto-grow-height="true" fo:min-height="0cm" fo:min-width="0cm" fo:wrap-option="wrap"/>
    </style:style>
    <style:style style:name="gr29" style:family="graphic" style:parent-style-name="standard">
      <style:graphic-properties draw:fill-color="#ffff00" draw:textarea-horizontal-align="justify" draw:textarea-vertical-align="middle" draw:auto-grow-height="true" fo:min-height="3.686cm" fo:min-width="0cm" fo:wrap-option="wrap"/>
    </style:style>
    <style:style style:name="gr30" style:family="graphic" style:parent-style-name="standard">
      <style:graphic-properties draw:fill-color="#ffff00" draw:textarea-horizontal-align="justify" draw:textarea-vertical-align="middle" draw:auto-grow-height="true" fo:min-height="4.345cm" fo:min-width="0cm" fo:wrap-option="wrap"/>
    </style:style>
    <style:style style:name="gr31" style:family="graphic" style:parent-style-name="standard">
      <style:graphic-properties draw:fill-color="#00ff00" draw:textarea-horizontal-align="justify" draw:textarea-vertical-align="middle" draw:auto-grow-height="true" fo:min-height="2.541cm" fo:min-width="0cm" fo:wrap-option="wrap"/>
    </style:style>
    <style:style style:name="gr32" style:family="graphic" style:parent-style-name="standard">
      <style:graphic-properties draw:fill-color="#ff0000" draw:textarea-horizontal-align="justify" draw:textarea-vertical-align="middle" draw:auto-grow-height="true" fo:min-height="0.942cm" fo:min-width="0cm" fo:wrap-option="wrap"/>
    </style:style>
    <style:style style:name="gr33" style:family="graphic" style:parent-style-name="standard">
      <style:graphic-properties draw:fill-color="#00ff00" draw:textarea-horizontal-align="justify" draw:textarea-vertical-align="middle" draw:auto-grow-height="true" fo:min-height="4.991cm" fo:min-width="0cm" fo:wrap-option="wrap"/>
    </style:style>
    <style:style style:name="gr34" style:family="graphic" style:parent-style-name="standard">
      <style:graphic-properties draw:fill-color="#ffff00" draw:textarea-horizontal-align="justify" draw:textarea-vertical-align="middle" draw:auto-grow-height="true" fo:min-height="4.423cm" fo:min-width="0cm" fo:wrap-option="wrap"/>
    </style:style>
    <style:style style:name="gr35" style:family="graphic" style:parent-style-name="standard">
      <style:graphic-properties draw:fill-color="#00ff00" draw:textarea-horizontal-align="justify" draw:textarea-vertical-align="middle" draw:auto-grow-height="true" fo:min-height="0.706cm" fo:min-width="0cm" fo:wrap-option="wrap"/>
    </style:style>
    <style:style style:name="gr36" style:family="graphic" style:parent-style-name="standard">
      <style:graphic-properties draw:fill-color="#00ff00" draw:textarea-horizontal-align="justify" draw:textarea-vertical-align="middle" draw:auto-grow-height="true" fo:min-height="3.454cm" fo:min-width="0cm" fo:wrap-option="wrap"/>
    </style:style>
    <style:style style:name="gr37" style:family="graphic" style:parent-style-name="standard">
      <style:graphic-properties draw:fill-color="#ffff00" draw:textarea-horizontal-align="justify" draw:textarea-vertical-align="middle" draw:auto-grow-height="true" fo:min-height="0cm" fo:min-width="0cm" fo:wrap-option="wrap"/>
    </style:style>
    <style:style style:name="gr38" style:family="graphic" style:parent-style-name="standard">
      <style:graphic-properties draw:fill-color="#00ff00" draw:textarea-horizontal-align="justify" draw:textarea-vertical-align="middle" draw:auto-grow-height="true" fo:min-height="4.423cm" fo:min-width="0cm" fo:wrap-option="wrap"/>
    </style:style>
    <style:style style:name="gr39" style:family="graphic" style:parent-style-name="standard">
      <style:graphic-properties draw:fill-color="#00ff00" draw:textarea-horizontal-align="justify" draw:textarea-vertical-align="middle" draw:auto-grow-height="true" fo:min-height="3.556cm" fo:min-width="0cm" fo:wrap-option="wrap"/>
    </style:style>
    <style:style style:name="gr40" style:family="graphic" style:parent-style-name="standard">
      <style:graphic-properties draw:fill-color="#ffff00" draw:textarea-horizontal-align="justify" draw:textarea-vertical-align="middle" draw:auto-grow-height="true" fo:min-height="2.066cm" fo:min-width="0cm" fo:wrap-option="wrap"/>
    </style:style>
    <style:style style:name="gr41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P3" style:family="paragraph">
      <style:text-properties fo:color="#ffffff" fo:font-family="'DejaVu LGC Serif'" style:font-family-generic="roman" style:font-pitch="variable" fo:font-size="72pt" style:font-size-asian="72pt" style:font-size-complex="72pt"/>
    </style:style>
    <style:style style:name="P4" style:family="paragraph">
      <style:text-properties fo:color="#ffffff" fo:font-family="'DejaVu LGC Serif'" style:font-family-generic="roman" style:font-pitch="variable" fo:font-size="66pt" style:font-size-asian="66pt" style:font-size-complex="66pt"/>
    </style:style>
    <style:style style:name="P5" style:family="paragraph">
      <style:paragraph-properties fo:text-align="center"/>
      <style:text-properties fo:font-family="'DejaVu LGC Serif'" style:font-family-generic="roman" style:font-pitch="variable"/>
    </style:style>
    <style:style style:name="P6" style:family="paragraph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P7" style:family="paragraph">
      <style:paragraph-properties fo:margin-left="0cm" fo:margin-right="0cm" fo:margin-top="0.3cm" fo:margin-bottom="0.3cm" fo:line-height="100%" fo:text-align="justify" fo:text-indent="0cm"/>
    </style:style>
    <style:style style:name="P8" style:family="paragraph">
      <style:paragraph-properties fo:text-align="justify"/>
      <style:text-properties fo:font-family="'DejaVu LGC Serif'" style:font-family-generic="roman" style:font-pitch="variable" fo:font-size="24pt" style:font-size-asian="24pt" style:font-size-complex="24pt"/>
    </style:style>
    <style:style style:name="P9" style:family="paragraph">
      <style:text-properties fo:font-family="'DejaVu LGC Serif'" style:font-family-generic="roman" style:font-pitch="variable" fo:font-size="36pt" style:font-size-asian="36pt" style:font-size-complex="36pt"/>
    </style:style>
    <style:style style:name="P10" style:family="paragraph">
      <style:paragraph-properties fo:text-align="center"/>
      <style:text-properties fo:font-family="'DejaVu LGC Serif Condensed'" style:font-family-generic="roman" style:font-pitch="variable" fo:font-size="24pt" style:font-size-asian="24pt" style:font-size-complex="24pt"/>
    </style:style>
    <style:style style:name="P11" style:family="paragraph">
      <style:paragraph-properties fo:text-align="center"/>
      <style:text-properties fo:font-family="'DejaVu LGC Serif'" style:font-family-generic="roman" style:font-pitch="variable" fo:font-size="24pt" style:font-size-asian="24pt" style:font-size-complex="24pt"/>
    </style:style>
    <style:style style:name="P12" style:family="paragraph">
      <style:paragraph-properties fo:text-align="center"/>
      <style:text-properties fo:font-family="'DejaVu LGC Serif'" style:font-family-generic="roman" style:font-pitch="variable" fo:font-size="32pt" style:font-size-asian="32pt" style:font-size-complex="32pt"/>
    </style:style>
    <style:style style:name="P13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4" style:family="paragraph">
      <style:paragraph-properties fo:text-align="center"/>
      <style:text-properties fo:font-family="'DejaVu LGC Sans'" style:font-family-generic="swiss" style:font-pitch="variable"/>
    </style:style>
    <style:style style:name="P15" style:family="paragraph">
      <style:paragraph-properties fo:text-align="center"/>
      <style:text-properties fo:font-family="'DejaVu LGC Sans'" style:font-family-generic="swiss" style:font-pitch="variable"/>
    </style:style>
    <style:style style:name="P16" style:family="paragraph">
      <style:paragraph-properties fo:text-align="center"/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P17" style:family="paragraph">
      <style:paragraph-properties fo:text-align="center"/>
      <style:text-properties fo:font-family="'DejaVu LGC Serif Condensed'" style:font-family-generic="swiss" style:font-pitch="variable" fo:font-size="24pt" style:font-size-asian="24pt" style:font-size-complex="24pt"/>
    </style:style>
    <style:style style:name="P18" style:family="paragraph">
      <style:paragraph-properties fo:text-align="center"/>
      <style:text-properties fo:font-family="'DejaVu LGC Sans'" style:font-family-generic="swiss" style:font-pitch="variable"/>
    </style:style>
    <style:style style:name="P19" style:family="paragraph">
      <style:text-properties fo:font-family="'DejaVu LGC Serif'" style:font-family-generic="roman" style:font-pitch="variable"/>
    </style:style>
    <style:style style:name="T1" style:family="text">
      <style:text-properties fo:color="#ffffff" fo:font-family="'DejaVu LGC Serif'" style:font-family-generic="roman" style:font-pitch="variable" fo:font-size="72pt" fo:font-weight="bold" style:font-size-asian="72pt" style:font-weight-asian="bold" style:font-size-complex="72pt" style:font-weight-complex="bold"/>
    </style:style>
    <style:style style:name="T2" style:family="text">
      <style:text-properties fo:color="#ffffff" fo:font-family="'DejaVu LGC Serif'" style:font-family-generic="roman" style:font-pitch="variable" fo:font-size="72pt" style:font-size-asian="72pt" style:font-size-complex="72pt"/>
    </style:style>
    <style:style style:name="T3" style:family="text">
      <style:text-properties fo:color="#ffffff" fo:font-family="'DejaVu LGC Serif'" style:font-family-generic="roman" style:font-pitch="variable" fo:font-size="66pt" style:font-size-asian="66pt" style:font-size-complex="66pt"/>
    </style:style>
    <style:style style:name="T4" style:family="text">
      <style:text-properties fo:font-family="'DejaVu LGC Serif'" style:font-family-generic="roman" style:font-pitch="variable" fo:font-size="36pt" fo:font-weight="bold" style:font-size-asian="36pt" style:font-weight-asian="bold" style:font-size-complex="36pt" style:font-weight-complex="bold"/>
    </style:style>
    <style:style style:name="T5" style:family="text">
      <style:text-properties style:use-window-font-color="true" style:text-outline="false" style:text-line-through-style="none" fo:font-family="'DejaVu LGC Serif'" style:font-family-generic="roman" style:font-pitch="variable" fo:font-size="24pt" fo:font-style="normal" fo:text-shadow="none" style:text-underline-style="none" fo:font-weight="normal" style:letter-kerning="true" style:font-family-asian="'DejaVu LGC Sans'" style:font-family-generic-asian="system" style:font-pitch-asian="variable" style:font-size-asian="24pt" style:font-style-asian="normal" style:font-weight-asian="normal" style:font-family-complex="'Lohit Hindi'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family="'DejaVu LGC Serif'" style:font-family-generic="roman" style:font-pitch="variable" fo:font-size="36pt" style:font-size-asian="36pt" style:font-size-complex="36pt"/>
    </style:style>
    <style:style style:name="T7" style:family="text">
      <style:text-properties fo:font-family="'DejaVu LGC Serif Condensed'" style:font-family-generic="roman" style:font-pitch="variable" fo:font-size="24pt" style:font-size-asian="24pt" style:font-size-complex="24pt"/>
    </style:style>
    <style:style style:name="T8" style:family="text">
      <style:text-properties fo:font-family="'DejaVu LGC Serif'" style:font-family-generic="roman" style:font-pitch="variable" fo:font-size="32pt" style:font-size-asian="32pt" style:font-size-complex="32pt"/>
    </style:style>
    <style:style style:name="T9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0" style:family="text">
      <style:text-properties fo:font-family="'DejaVu LGC Sans'" style:font-family-generic="swiss" style:font-pitch="variable"/>
    </style:style>
    <style:style style:name="T11" style:family="text">
      <style:text-properties fo:font-family="'DejaVu LGC Sans'" style:font-family-generic="swiss" style:font-pitch="variable"/>
    </style:style>
    <style:style style:name="T12" style:family="text">
      <style:text-properties fo:font-family="'DejaVu LGC Sans'" style:font-style-name="Book" style:font-family-generic="swiss" style:font-pitch="variable" fo:font-size="18pt" style:font-size-asian="18pt" style:font-size-complex="18pt"/>
    </style:style>
    <style:style style:name="T13" style:family="text">
      <style:text-properties fo:font-family="'DejaVu LGC Serif Condensed'" style:font-family-generic="swiss" style:font-pitch="variable" fo:font-size="24pt" style:font-size-asian="24pt" style:font-size-complex="24pt"/>
    </style:style>
    <style:style style:name="T14" style:family="text">
      <style:text-properties fo:font-family="'DejaVu LGC Serif'" style:font-family-generic="roman" style:font-pitch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0E00000007CC5BB5AB.gif" xlink:type="simple" xlink:show="embed" xlink:actuate="onLoad">
        <style:list-level-properties text:min-label-width="1cm" style:vertical-pos="middle" style:vertical-rel="line" fo:width="0.37cm" fo:height="0.185cm"/>
      </text:list-level-style-image>
      <text:list-level-style-image text:level="2" xlink:href="Pictures/100002000000000E00000007CC5BB5AB.gif" xlink:type="simple" xlink:show="embed" xlink:actuate="onLoad">
        <style:list-level-properties text:space-before="0.6cm" text:min-label-width="1cm" style:vertical-pos="middle" style:vertical-rel="line" fo:width="0.37cm" fo:height="0.185cm"/>
      </text:list-level-style-image>
      <text:list-level-style-image text:level="3" xlink:href="Pictures/100002000000000E00000007CC5BB5AB.gif" xlink:type="simple" xlink:show="embed" xlink:actuate="onLoad">
        <style:list-level-properties text:space-before="1.2cm" text:min-label-width="1cm" style:vertical-pos="middle" style:vertical-rel="line" fo:width="0.37cm" fo:height="0.185cm"/>
      </text:list-level-style-image>
      <text:list-level-style-image text:level="4" xlink:href="Pictures/100002000000000E00000007CC5BB5AB.gif" xlink:type="simple" xlink:show="embed" xlink:actuate="onLoad">
        <style:list-level-properties text:space-before="1.8cm" text:min-label-width="1cm" style:vertical-pos="middle" style:vertical-rel="line" fo:width="0.37cm" fo:height="0.185cm"/>
      </text:list-level-style-image>
      <text:list-level-style-image text:level="5" xlink:href="Pictures/100002000000000E00000007CC5BB5AB.gif" xlink:type="simple" xlink:show="embed" xlink:actuate="onLoad">
        <style:list-level-properties text:space-before="2.4cm" text:min-label-width="1cm" style:vertical-pos="middle" style:vertical-rel="line" fo:width="0.37cm" fo:height="0.185cm"/>
      </text:list-level-style-image>
      <text:list-level-style-image text:level="6" xlink:href="Pictures/100002000000000E00000007CC5BB5AB.gif" xlink:type="simple" xlink:show="embed" xlink:actuate="onLoad">
        <style:list-level-properties text:space-before="3cm" text:min-label-width="1cm" style:vertical-pos="middle" style:vertical-rel="line" fo:width="0.37cm" fo:height="0.185cm"/>
      </text:list-level-style-image>
      <text:list-level-style-image text:level="7" xlink:href="Pictures/100002000000000E00000007CC5BB5AB.gif" xlink:type="simple" xlink:show="embed" xlink:actuate="onLoad">
        <style:list-level-properties text:space-before="3.6cm" text:min-label-width="1cm" style:vertical-pos="middle" style:vertical-rel="line" fo:width="0.37cm" fo:height="0.185cm"/>
      </text:list-level-style-image>
      <text:list-level-style-image text:level="8" xlink:href="Pictures/100002000000000E00000007CC5BB5AB.gif" xlink:type="simple" xlink:show="embed" xlink:actuate="onLoad">
        <style:list-level-properties text:space-before="4.2cm" text:min-label-width="1cm" style:vertical-pos="middle" style:vertical-rel="line" fo:width="0.37cm" fo:height="0.185cm"/>
      </text:list-level-style-image>
      <text:list-level-style-image text:level="9" xlink:href="Pictures/100002000000000E00000007CC5BB5AB.gif" xlink:type="simple" xlink:show="embed" xlink:actuate="onLoad">
        <style:list-level-properties text:space-before="4.8cm" text:min-label-width="1cm" style:vertical-pos="middle" style:vertical-rel="line" fo:width="0.37cm" fo:height="0.185cm"/>
      </text:list-level-style-image>
      <text:list-level-style-image text:level="10" xlink:href="Pictures/100002000000000E00000007CC5BB5AB.gif" xlink:type="simple" xlink:show="embed" xlink:actuate="onLoad">
        <style:list-level-properties text:space-before="5.4cm" text:min-label-width="1cm" style:vertical-pos="middle" style:vertical-rel="line" fo:width="0.37cm" fo:height="0.185cm"/>
      </text:list-level-style-image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82.1cm" svg:height="17.145cm" svg:x="1cm" svg:y="1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80.83cm" svg:height="6.221cm" svg:x="2.27cm" svg:y="1.635cm">
          <draw:text-box>
            <text:p text:style-name="P1"><text:span text:style-name="T1">Sharing statistics for SPARQL Federation optimization, with emphasis on benchmark quality</text:span></text:p>
          </draw:text-box>
        </draw:frame>
        <draw:frame draw:style-name="gr3" draw:text-style-name="P3" draw:layer="layout" svg:width="46.959cm" svg:height="3.21cm" svg:x="18.145cm" svg:y="8.62cm">
          <draw:text-box>
            <text:p><text:span text:style-name="T2">Kjetil Kjernsmo &lt;kjekje@ifi.uio.no&gt;</text:span></text:p>
          </draw:text-box>
        </draw:frame>
        <draw:frame draw:style-name="gr3" draw:text-style-name="P4" draw:layer="layout" svg:width="64.121cm" svg:height="2.965cm" svg:x="10.539cm" svg:y="13.275cm">
          <draw:text-box>
            <text:p><text:span text:style-name="T3">Department of Informatics, University of Oslo, Norway</text:span></text:p>
          </draw:text-box>
        </draw:frame>
        <draw:custom-shape draw:style-name="gr4" draw:text-style-name="P5" draw:layer="layout" svg:width="38cm" svg:height="35.5cm" svg:x="43.33cm" svg:y="39cm">
          <text:p/>
          <draw:enhanced-geometry svg:viewBox="0 0 21600 21600" draw:extrusion="true" draw:path-stretchpoint-x="10800" draw:path-stretchpoint-y="10800" draw:text-areas="?f3 ?f4 ?f5 ?f6" draw:type="round-rectangle" draw:modifiers="1281.304126337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6" draw:layer="layout" svg:width="17.507cm" svg:height="1.746cm" svg:x="3cm" svg:y="19.254cm">
          <draw:text-box>
            <text:p><text:span text:style-name="T4">Expected contributions:</text:span></text:p>
          </draw:text-box>
        </draw:frame>
        <draw:frame draw:style-name="gr5" draw:text-style-name="P8" draw:layer="layout" svg:width="69.5cm" svg:height="8.653cm" svg:x="3cm" svg:y="21.5cm">
          <draw:text-box>
            <text:list text:style-name="L2">
              <text:list-item>
                <text:p text:style-name="P7"><text:span text:style-name="T5">Benchmarks that are able to cover all realistic performance-influencing parameters for SPARQL engines and make it possible to weigh different parameters, as well as quantify unexplained differences. </text:span></text:p>
              </text:list-item>
              <text:list-item>
                <text:p text:style-name="P7"><text:span text:style-name="T5">To assist optimization, enable endpoint service descriptions to expose:</text:span></text:p>
                <text:list>
                  <text:list-item>
                    <text:p text:style-name="P7"><text:span text:style-name="T5">performance characteristics,</text:span></text:p>
                  </text:list-item>
                  <text:list-item>
                    <text:p text:style-name="P7"><text:span text:style-name="T5">statistical digests of data that are optimized with respect to size and query performance.</text:span></text:p>
                  </text:list-item>
                </text:list>
              </text:list-item>
              <text:list-item>
                <text:p text:style-name="P7"><text:span text:style-name="T5">SPARQL engine developers can use the benchmark to reliably quantify unexpected adverse effects from a given modification.</text:span></text:p>
              </text:list-item>
              <text:list-item>
                <text:p text:style-name="P7"><text:span text:style-name="T5">New SPARQL engine users can identify key differences between different engines, and therefore be able to more wisely choose engine to use.</text:span></text:p>
              </text:list-item>
            </text:list>
          </draw:text-box>
        </draw:frame>
        <draw:frame draw:style-name="gr3" draw:text-style-name="P9" draw:layer="layout" svg:width="11.356cm" svg:height="1.729cm" svg:x="45.5cm" svg:y="39.271cm">
          <draw:text-box>
            <text:p><text:span text:style-name="T6">Statistical digest</text:span></text:p>
          </draw:text-box>
        </draw:frame>
        <draw:custom-shape draw:style-name="gr6" draw:text-style-name="P5" draw:layer="layout" svg:width="38cm" svg:height="35.5cm" svg:x="3cm" svg:y="39cm">
          <text:p/>
          <draw:enhanced-geometry svg:viewBox="0 0 21600 21600" draw:extrusion="true" draw:path-stretchpoint-x="10800" draw:path-stretchpoint-y="10800" draw:text-areas="?f3 ?f4 ?f5 ?f6" draw:type="round-rectangle" draw:modifiers="1233.9032703304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9" draw:layer="layout" svg:width="15.171cm" svg:height="1.729cm" svg:x="4.829cm" svg:y="39.271cm">
          <draw:text-box>
            <text:p><text:span text:style-name="T6">Design of Experiments</text:span></text:p>
          </draw:text-box>
        </draw:frame>
        <draw:custom-shape draw:style-name="gr7" draw:text-style-name="P10" draw:id="id1" draw:layer="layout" svg:width="13.5cm" svg:height="5.713cm" svg:x="9cm" svg:y="42.287cm">
          <text:p text:style-name="P1"><text:span text:style-name="T7">Reimplement DBPedia SPARQL Benchmark (Morsey et al)</text:span></text:p>
          <draw:enhanced-geometry svg:viewBox="0 0 21600 21600" draw:extrusion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8" draw:text-style-name="P11" draw:id="id2" draw:layer="layout" svg:width="12cm" svg:height="3.425cm" svg:x="10.5cm" svg:y="50.306cm">
          <text:p text:style-name="P1"><text:span text:style-name="T7">Use current state of </text:span></text:p>
          <text:p text:style-name="P1"><text:span text:style-name="T7">the art in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9" draw:text-style-name="P11" draw:id="id5" draw:layer="layout" svg:width="16cm" svg:height="4.817cm" svg:x="10.5cm" svg:y="67.592cm">
          <text:p text:style-name="P1"><text:span text:style-name="T7">Expose Benchmark Results</text:span></text:p>
          <text:p text:style-name="P1"><text:span text:style-name="T7">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1" draw:id="id3" draw:layer="layout" svg:width="10cm" svg:height="4.537cm" svg:x="27.5cm" svg:y="54.266cm">
          <text:p text:style-name="P1"><text:span text:style-name="T7">Assessment of unexpected </text:span></text:p>
          <text:p text:style-name="P1"><text:span text:style-name="T7">side-effects</text:span></text:p>
          <draw:enhanced-geometry svg:viewBox="0 0 21600 21600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1" draw:text-style-name="P11" draw:id="id6" draw:layer="layout" svg:width="8cm" svg:height="3.425cm" svg:x="26.5cm" svg:y="60.575cm">
          <text:p text:style-name="P1"><text:span text:style-name="T7">Identify key difference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2" draw:text-style-name="P11" draw:id="id4" draw:layer="layout" svg:width="12cm" svg:height="1.747cm" svg:x="3cm" svg:y="57cm">
          <text:p text:style-name="P1"><text:span text:style-name="T7">Full statistical stud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3" draw:text-style-name="P11" draw:id="id9" draw:layer="layout" svg:width="8.5cm" svg:height="7.609cm" svg:x="45.5cm" svg:y="56.391cm">
          <text:p text:style-name="P1"><text:span text:style-name="T7">Bayesian networks / Probabilistic Relational Models, etc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1" draw:id="id10" draw:layer="layout" svg:width="9cm" svg:height="3.425cm" svg:x="67cm" svg:y="56.537cm">
          <text:p text:style-name="P1"><text:span text:style-name="T7">Parameterized statistic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5" draw:text-style-name="P11" draw:id="id11" draw:layer="layout" svg:width="12.5cm" svg:height="4.819cm" svg:x="53.5cm" svg:y="68.5cm">
          <text:p text:style-name="P1"><text:span text:style-name="T7">Exposure of statistical digest in Service Descrip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1" draw:id="id18" draw:layer="layout" svg:width="13.5cm" svg:height="2.033cm" svg:x="36.5cm" svg:y="112.967cm">
          <text:p text:style-name="P1"><text:span text:style-name="T7">Federated Benchmark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5" draw:layer="layout" svg:width="78cm" svg:height="34cm" svg:x="3cm" svg:y="77.5cm">
          <text:p/>
          <draw:enhanced-geometry svg:viewBox="0 0 21600 21600" draw:extrusion="true" draw:path-stretchpoint-x="10800" draw:path-stretchpoint-y="10800" draw:text-areas="?f3 ?f4 ?f5 ?f6" draw:type="round-rectangle" draw:modifiers="1346.1486426869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8" draw:text-style-name="P12" draw:id="id17" draw:layer="layout" svg:width="41cm" svg:height="3.501cm" svg:x="24.5cm" svg:y="106.501cm">
          <text:p text:style-name="P1"><text:span text:style-name="T8">Rewritten SPARQL 1.1 Query with best join ord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0" draw:id="id16" draw:layer="layout" svg:width="10.5cm" svg:height="2.031cm" svg:x="36cm" svg:y="101.237cm">
          <text:p text:style-name="P1"><text:span text:style-name="T7">Query rewri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0" draw:text-style-name="P10" draw:id="id13" draw:layer="layout" svg:width="23.5cm" svg:height="3.425cm" svg:x="29cm" svg:y="87.042cm">
          <text:p text:style-name="P1"><text:span text:style-name="T7">Selectivity estimator for federation Group Graph Patterns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0" draw:id="id12" draw:layer="layout" svg:width="11cm" svg:height="2.031cm" svg:x="29.5cm" svg:y="80.969cm">
          <text:p text:style-name="P1"><text:span text:style-name="T7">Source selec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0" draw:id="id14" draw:layer="layout" svg:width="8.5cm" svg:height="3.425cm" svg:x="33cm" svg:y="93.182cm">
          <text:p text:style-name="P1"><text:span text:style-name="T7">Join <text:s/>Order Optimization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3" draw:text-style-name="P9" draw:layer="layout" svg:width="8.825cm" svg:height="1.729cm" svg:x="5cm" svg:y="77.771cm">
          <draw:text-box>
            <text:p><text:span text:style-name="T6">Optimization</text:span></text:p>
          </draw:text-box>
        </draw:frame>
        <draw:custom-shape draw:style-name="gr23" draw:text-style-name="P11" draw:id="id15" draw:layer="layout" svg:width="14.5cm" svg:height="4.019cm" svg:x="6cm" svg:y="83cm">
          <text:p text:style-name="P1"><text:span text:style-name="T7">Selectivity estimation in the non-federated cas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id="id7" draw:layer="layout" svg:width="10cm" svg:height="1.824cm" svg:x="52.5cm" svg:y="42.677cm">
          <text:p text:style-name="P1"><text:span text:style-name="T9">Distributed Data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5" draw:text-style-name="P1" draw:layer="layout" svg:width="6cm" svg:height="2.5cm" svg:x="41.5cm" svg:y="96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5" draw:text-style-name="P1" draw:layer="layout" svg:width="6cm" svg:height="2.5cm" svg:x="40.5cm" svg:y="83.5cm">
          <text:p text:style-name="P1">No <text:span text:style-name="T10">progress</text:span></text:p>
          <draw:enhanced-geometry svg:viewBox="0 0 21600 21600" draw:text-areas="800 800 20800 20800" draw:type="round-rectangular-callout" draw:modifiers="388.7352107982 -13274.3702518992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6" draw:text-style-name="P14" draw:layer="layout" svg:width="6cm" svg:height="1.861cm" svg:x="54cm" svg:y="85.639cm">
          <text:p text:style-name="P1"><text:span text:style-name="T10">Driven by exposed data</text:span></text:p>
          <draw:enhanced-geometry svg:viewBox="0 0 21600 21600" draw:text-areas="800 800 20800 20800" draw:type="round-rectangular-callout" draw:modifiers="-4722.41293117814 36077.336197636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7" draw:text-style-name="P15" draw:layer="layout" svg:width="6.5cm" svg:height="3.593cm" svg:x="17cm" svg:y="86.907cm">
          <text:p text:style-name="P15"><text:span text:style-name="T11">Not a lot of literature in the conditional case</text:span></text:p>
          <draw:enhanced-geometry svg:viewBox="0 0 21600 21600" draw:text-areas="800 800 20800 20800" draw:type="round-rectangular-callout" draw:modifiers="2947.1158283341 -11028.380634390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8" draw:text-style-name="P1" draw:layer="layout" svg:width="7cm" svg:height="4.905cm" svg:x="12.5cm" svg:y="50.603cm">
          <text:p text:style-name="P1">Create 2-4 levels along axis of the SPARQL Grammar + <text:span text:style-name="T11">Comprehensive</text:span> data and platform factors</text:p>
          <draw:enhanced-geometry svg:viewBox="0 0 21600 21600" draw:text-areas="800 800 20800 20800" draw:type="round-rectangular-callout" draw:modifiers="3313.58377374661 -3737.9535262943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9" draw:text-style-name="P15" draw:layer="layout" svg:width="4.5cm" svg:height="4.25cm" svg:x="6.5cm" svg:y="59.5cm">
          <text:p text:style-name="P15"><text:span text:style-name="T11">Requires significant progress in statistics</text:span></text:p>
          <draw:enhanced-geometry svg:viewBox="0 0 21600 21600" draw:text-areas="800 800 20800 20800" draw:type="round-rectangular-callout" draw:modifiers="31989.6911797378 -7845.30698659139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0" draw:text-style-name="P15" draw:layer="layout" svg:width="3cm" svg:height="4.961cm" svg:x="37cm" svg:y="57.039cm">
          <text:p text:style-name="P15"><text:span text:style-name="T11">The benchmark will be heavy</text:span></text:p>
          <draw:enhanced-geometry svg:viewBox="0 0 21600 21600" draw:text-areas="800 800 20800 20800" draw:type="round-rectangular-callout" draw:modifiers="-5211.062979007 -69.649334945586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1" draw:text-style-name="P14" draw:layer="layout" svg:width="7.5cm" svg:height="3.013cm" svg:x="24.5cm" svg:y="43.487cm">
          <text:p text:style-name="P1"><text:span text:style-name="T10">There exists well-studied designs that can be adapted</text:span></text:p>
          <draw:enhanced-geometry svg:viewBox="0 0 21600 21600" draw:text-areas="800 800 20800 20800" draw:type="round-rectangular-callout" draw:modifiers="-9989.38808158912 16776.907763769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2" draw:text-style-name="P14" draw:layer="layout" svg:width="4.5cm" svg:height="1.286cm" svg:x="23.5cm" svg:y="51.214cm">
          <text:p text:style-name="P1"><text:span text:style-name="T10">SPARQL 1.0</text:span></text:p>
          <draw:enhanced-geometry svg:viewBox="0 0 21600 21600" draw:text-areas="800 800 20800 20800" draw:type="round-rectangular-callout" draw:modifiers="-6224.21684070207 15121.6783216783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3" draw:text-style-name="P16" draw:layer="layout" svg:width="7cm" svg:height="5.659cm" svg:x="3cm" svg:y="50.5cm">
          <text:p text:style-name="P1"><text:span text:style-name="T12">Use selection of language features, data size, heterogenity, two platforms, etc</text:span></text:p>
          <draw:enhanced-geometry svg:viewBox="0 0 21600 21600" draw:text-areas="800 800 20800 20800" draw:type="round-rectangular-callout" draw:modifiers="26946.7790315669 5728.197879858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4" draw:text-style-name="P15" draw:layer="layout" svg:width="4.5cm" svg:height="5.045cm" svg:x="63cm" svg:y="42.98cm">
          <text:p text:style-name="P15"><text:span text:style-name="T11">Big Data that might or might not change frequently</text:span></text:p>
          <draw:enhanced-geometry svg:viewBox="0 0 21600 21600" draw:text-areas="800 800 20800 20800" draw:type="round-rectangular-callout" draw:modifiers="-7755.07664963341 2606.89655172414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5" draw:text-style-name="P15" draw:layer="layout" svg:width="7.5cm" svg:height="1.066cm" svg:x="54cm" svg:y="45.434cm">
          <text:p text:style-name="P15"><text:span text:style-name="T11">Astronomical data</text:span></text:p>
          <draw:enhanced-geometry svg:viewBox="0 0 21600 21600" draw:text-areas="800 800 20800 20800" draw:type="round-rectangular-callout" draw:modifiers="19736.888414878 -34717.9006560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6" draw:text-style-name="P15" draw:layer="layout" svg:width="5.5cm" svg:height="4.25cm" svg:x="74cm" svg:y="51.875cm">
          <text:p text:style-name="P15"><text:span text:style-name="T11">Can be used on data that lends itself well to histograms</text:span></text:p>
          <draw:enhanced-geometry svg:viewBox="0 0 21600 21600" draw:text-areas="800 800 20800 20800" draw:type="round-rectangular-callout" draw:modifiers="1927.94037447737 32590.543401552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5cm" svg:height="3.453cm" svg:x="75cm" svg:y="59.775cm">
          <text:p text:style-name="P15"><text:span text:style-name="T11">Not all data lends itself well to histograms</text:span></text:p>
          <draw:enhanced-geometry svg:viewBox="0 0 21600 21600" draw:text-areas="800 800 20800 20800" draw:type="round-rectangular-callout" draw:modifiers="-816.31673665267 -8160.97278517661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21" draw:text-style-name="P17" draw:id="id8" draw:layer="layout" svg:width="12cm" svg:height="3.425cm" svg:x="50.5cm" svg:y="50.11cm">
          <text:p text:style-name="P17"><text:span text:style-name="T13">Zero-One-Many cardinality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8" draw:text-style-name="P15" draw:layer="layout" svg:width="7.248cm" svg:height="5.045cm" svg:x="62.752cm" svg:y="50.438cm">
          <text:p text:style-name="P15"><text:span text:style-name="T11">In many cases, just distinguishing cases with zero or one hits would be valuable</text:span></text:p>
          <draw:enhanced-geometry svg:viewBox="0 0 21600 21600" draw:text-areas="800 800 20800 20800" draw:type="round-rectangular-callout" draw:modifiers="-5467.7886605049 5487.7526753864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9" draw:text-style-name="P15" draw:layer="layout" svg:width="5cm" svg:height="4.11cm" svg:x="69.5cm" svg:y="65.698cm">
          <text:p text:style-name="P15"><text:span text:style-name="T11">Extend VoID and the direction set by SPLENDID</text:span></text:p>
          <draw:enhanced-geometry svg:viewBox="0 0 21600 21600" draw:text-areas="800 800 20800 20800" draw:type="round-rectangular-callout" draw:modifiers="-7238.87222555489 21153.393334955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5" draw:layer="layout" svg:width="4.5cm" svg:height="2.658cm" svg:x="21cm" svg:y="53.422cm">
          <text:p text:style-name="P1"><text:span text:style-name="T11">Non-monotonic responses</text:span></text:p>
          <draw:enhanced-geometry svg:viewBox="0 0 21600 21600" draw:text-areas="800 800 20800 20800" draw:type="round-rectangular-callout" draw:modifiers="-3733.57031770718 -8196.4648364046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40" draw:text-style-name="P18" draw:layer="layout" svg:width="4cm" svg:height="2.5cm" svg:x="22cm" svg:y="46.5cm">
          <text:p text:style-name="P18">Censored data</text:p>
          <draw:enhanced-geometry svg:viewBox="0 0 21600 21600" draw:text-areas="800 800 20800 20800" draw:type="round-rectangular-callout" draw:modifiers="-9598.80029992502 -3886.44542183127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custom-shape draw:style-name="gr37" draw:text-style-name="P1" draw:layer="layout" svg:width="6.5cm" svg:height="2.574cm" svg:x="55cm" svg:y="59.464cm">
          <text:p text:style-name="P1">Balance digest size <text:s/>and optimization potential</text:p>
          <draw:enhanced-geometry svg:viewBox="0 0 21600 21600" draw:text-areas="800 800 20800 20800" draw:type="round-rectangular-callout" draw:modifiers="-7339.54776188279 4261.28155339806" draw:enhanced-path="M 3590 0 X 0 3590 L ?f2 ?f3 0 8970 0 12630 ?f4 ?f5 0 18010 Y 3590 21600 L ?f6 ?f7 8970 21600 12630 21600 ?f8 ?f9 18010 21600 X 21600 18010 L ?f10 ?f11 21600 12630 21600 8970 ?f12 ?f13 21600 3590 Y 18010 0 L ?f14 ?f15 12630 0 8970 0 ?f16 ?f17 Z N">
            <draw:equation draw:name="f0" draw:formula="$0 -10800"/>
            <draw:equation draw:name="f1" draw:formula="$1 -10800"/>
            <draw:equation draw:name="f2" draw:formula="if(?f18 ,$0 ,0)"/>
            <draw:equation draw:name="f3" draw:formula="if(?f18 ,$1 ,6280)"/>
            <draw:equation draw:name="f4" draw:formula="if(?f23 ,$0 ,0)"/>
            <draw:equation draw:name="f5" draw:formula="if(?f23 ,$1 ,15320)"/>
            <draw:equation draw:name="f6" draw:formula="if(?f26 ,$0 ,6280)"/>
            <draw:equation draw:name="f7" draw:formula="if(?f26 ,$1 ,21600)"/>
            <draw:equation draw:name="f8" draw:formula="if(?f29 ,$0 ,15320)"/>
            <draw:equation draw:name="f9" draw:formula="if(?f29 ,$1 ,21600)"/>
            <draw:equation draw:name="f10" draw:formula="if(?f32 ,$0 ,21600)"/>
            <draw:equation draw:name="f11" draw:formula="if(?f32 ,$1 ,15320)"/>
            <draw:equation draw:name="f12" draw:formula="if(?f34 ,$0 ,21600)"/>
            <draw:equation draw:name="f13" draw:formula="if(?f34 ,$1 ,6280)"/>
            <draw:equation draw:name="f14" draw:formula="if(?f36 ,$0 ,15320)"/>
            <draw:equation draw:name="f15" draw:formula="if(?f36 ,$1 ,0)"/>
            <draw:equation draw:name="f16" draw:formula="if(?f38 ,$0 ,6280)"/>
            <draw:equation draw:name="f17" draw:formula="if(?f38 ,$1 ,0)"/>
            <draw:equation draw:name="f18" draw:formula="if($0 ,-1,?f19 )"/>
            <draw:equation draw:name="f19" draw:formula="if(?f1 ,-1,?f22 )"/>
            <draw:equation draw:name="f20" draw:formula="abs(?f0 )"/>
            <draw:equation draw:name="f21" draw:formula="abs(?f1 )"/>
            <draw:equation draw:name="f22" draw:formula="?f20 -?f21 "/>
            <draw:equation draw:name="f23" draw:formula="if($0 ,-1,?f24 )"/>
            <draw:equation draw:name="f24" draw:formula="if(?f1 ,?f22 ,-1)"/>
            <draw:equation draw:name="f25" draw:formula="$1 -21600"/>
            <draw:equation draw:name="f26" draw:formula="if(?f25 ,?f27 ,-1)"/>
            <draw:equation draw:name="f27" draw:formula="if(?f0 ,-1,?f28 )"/>
            <draw:equation draw:name="f28" draw:formula="?f21 -?f20 "/>
            <draw:equation draw:name="f29" draw:formula="if(?f25 ,?f30 ,-1)"/>
            <draw:equation draw:name="f30" draw:formula="if(?f0 ,?f28 ,-1)"/>
            <draw:equation draw:name="f31" draw:formula="$0 -21600"/>
            <draw:equation draw:name="f32" draw:formula="if(?f31 ,?f33 ,-1)"/>
            <draw:equation draw:name="f33" draw:formula="if(?f1 ,?f22 ,-1)"/>
            <draw:equation draw:name="f34" draw:formula="if(?f31 ,?f35 ,-1)"/>
            <draw:equation draw:name="f35" draw:formula="if(?f1 ,-1,?f22 )"/>
            <draw:equation draw:name="f36" draw:formula="if($1 ,-1,?f37 )"/>
            <draw:equation draw:name="f37" draw:formula="if(?f0 ,?f28 ,-1)"/>
            <draw:equation draw:name="f38" draw:formula="if($1 ,-1,?f39 )"/>
            <draw:equation draw:name="f39" draw:formula="if(?f0 ,-1,?f28 )"/>
            <draw:equation draw:name="f40" draw:formula="$0 "/>
            <draw:equation draw:name="f41" draw:formula="$1 "/>
            <draw:handle draw:handle-position="$0 $1"/>
          </draw:enhanced-geometry>
        </draw:custom-shape>
        <draw:frame draw:style-name="gr3" draw:text-style-name="P19" draw:layer="layout" svg:width="11.162cm" svg:height="2.462cm" svg:x="69.838cm" svg:y="112.538cm">
          <draw:text-box>
            <text:p text:style-name="P19"><text:span text:style-name="T14">Problems worthy of attack</text:span></text:p>
            <text:p text:style-name="P19"><text:span text:style-name="T14">Prove their worth by hitting back</text:span></text:p>
            <text:p text:style-name="P19"><text:span text:style-name="T14">-- Piet Hein</text:span></text:p>
          </draw:text-box>
        </draw:frame>
        <draw:connector draw:style-name="gr41" draw:text-style-name="P1" draw:layer="layout" draw:type="curve" svg:x1="15.748cm" svg:y1="47.998cm" svg:x2="16.498cm" svg:y2="50.306cm" draw:start-shape="id1" draw:start-glue-point="8" draw:end-shape="id2" draw:end-glue-point="4" svg:d="m15748 47998c0 1693 750 540 750 2308">
          <text:p/>
        </draw:connector>
        <draw:connector draw:style-name="gr41" draw:text-style-name="P1" draw:layer="layout" draw:type="curve" svg:x1="16.498cm" svg:y1="53.731cm" svg:x2="27.5cm" svg:y2="56.534cm" draw:start-shape="id2" draw:start-glue-point="8" draw:end-shape="id3" draw:end-glue-point="6" svg:d="m16498 53731c0 1869 3667 2803 11002 2803">
          <text:p/>
        </draw:connector>
        <draw:connector draw:style-name="gr41" draw:text-style-name="P1" draw:layer="layout" draw:type="curve" svg:x1="12.256cm" svg:y1="53.228cm" svg:x2="9cm" svg:y2="57cm" draw:start-shape="id2" draw:start-glue-point="7" draw:end-shape="id4" svg:d="m12256 53228c0 3280-3256 1395-3256 3772">
          <text:p/>
        </draw:connector>
        <draw:connector draw:style-name="standard" draw:layer="layout" draw:line-skew="-3.08cm" svg:x1="16.498cm" svg:y1="53.731cm" svg:x2="18.498cm" svg:y2="67.592cm" draw:start-shape="id2" draw:start-glue-point="8" draw:end-shape="id5" draw:end-glue-point="4" svg:d="m16498 53731v3850h2000v10011">
          <text:p/>
        </draw:connector>
        <draw:connector draw:style-name="gr41" draw:text-style-name="P1" draw:layer="layout" draw:type="curve" svg:x1="16.498cm" svg:y1="53.731cm" svg:x2="27.67cm" svg:y2="61.075cm" draw:start-shape="id2" draw:start-glue-point="8" draw:end-shape="id6" draw:end-glue-point="5" svg:d="m16498 53731c0 5133 11172 1461 11172 7344">
          <text:p/>
        </draw:connector>
        <draw:connector draw:style-name="gr41" draw:text-style-name="P1" draw:layer="layout" draw:type="curve" svg:x1="57.499cm" svg:y1="44.501cm" svg:x2="56.498cm" svg:y2="50.11cm" draw:start-shape="id7" draw:start-glue-point="8" draw:end-shape="id8" draw:end-glue-point="4" svg:d="m57499 44501c0 4132-1001 1328-1001 5609">
          <text:p/>
        </draw:connector>
        <draw:connector draw:style-name="gr41" draw:text-style-name="P1" draw:layer="layout" draw:type="curve" svg:x1="57.499cm" svg:y1="44.501cm" svg:x2="46.743cm" svg:y2="57.504cm" draw:start-shape="id7" draw:start-glue-point="8" draw:end-shape="id9" draw:end-glue-point="5" svg:d="m57499 44501c0 8842-10756 2341-10756 13003">
          <text:p/>
        </draw:connector>
        <draw:connector draw:style-name="gr41" draw:text-style-name="P1" draw:layer="layout" draw:type="curve" svg:x1="61.035cm" svg:y1="44.233cm" svg:x2="71.499cm" svg:y2="56.537cm" draw:start-shape="id7" draw:start-glue-point="9" draw:end-shape="id10" draw:end-glue-point="4" svg:d="m61035 44233c0 9354 10464 3202 10464 12304">
          <text:p/>
        </draw:connector>
        <draw:connector draw:style-name="gr41" draw:text-style-name="P1" draw:layer="layout" draw:type="curve" svg:x1="49.749cm" svg:y1="64cm" svg:x2="55.328cm" svg:y2="69.204cm" draw:start-shape="id9" draw:start-glue-point="8" draw:end-shape="id11" draw:end-glue-point="5" svg:d="m49749 64000c0 3373 5579 772 5579 5204">
          <text:p/>
        </draw:connector>
        <draw:connector draw:style-name="gr41" draw:text-style-name="P1" draw:layer="layout" draw:type="curve" svg:x1="71.499cm" svg:y1="59.962cm" svg:x2="64.168cm" svg:y2="69.204cm" draw:start-shape="id10" draw:start-glue-point="8" draw:end-shape="id11" draw:end-glue-point="11" svg:d="m71499 59962c0 6403-7331 1783-7331 9242">
          <text:p/>
        </draw:connector>
        <draw:connector draw:style-name="gr41" draw:text-style-name="P1" draw:layer="layout" draw:type="curve" svg:x1="56.498cm" svg:y1="53.535cm" svg:x2="59.748cm" svg:y2="68.5cm" draw:start-shape="id8" draw:start-glue-point="8" draw:end-shape="id11" draw:end-glue-point="4" svg:d="m56498 53535c0 11223 3250 3741 3250 14965">
          <text:p/>
        </draw:connector>
        <draw:connector draw:style-name="gr41" draw:text-style-name="P1" draw:layer="layout" draw:type="curve" svg:x1="18.498cm" svg:y1="72.409cm" svg:x2="34.998cm" svg:y2="80.969cm" draw:start-shape="id5" draw:start-glue-point="8" draw:end-shape="id12" draw:end-glue-point="4" svg:d="m18498 72409c0 6420 16500 2140 16500 8560">
          <text:p/>
        </draw:connector>
        <draw:connector draw:style-name="gr41" draw:text-style-name="P1" draw:layer="layout" draw:type="curve" svg:x1="34.998cm" svg:y1="83cm" svg:x2="40.747cm" svg:y2="87.042cm" draw:start-shape="id12" draw:start-glue-point="8" draw:end-shape="id13" draw:end-glue-point="4" svg:d="m34998 83000c0 3031 5749 1011 5749 4042">
          <text:p/>
        </draw:connector>
        <draw:connector draw:style-name="gr41" draw:text-style-name="P1" draw:layer="layout" draw:type="curve" svg:x1="40.747cm" svg:y1="90.467cm" svg:x2="37.249cm" svg:y2="93.182cm" draw:start-shape="id13" draw:start-glue-point="8" draw:end-shape="id14" draw:end-glue-point="4" svg:d="m40747 90467c0 2035-3498 678-3498 2715">
          <text:p/>
        </draw:connector>
        <draw:connector draw:style-name="gr41" draw:text-style-name="P1" draw:layer="layout" draw:type="curve" svg:x1="20.498cm" svg:y1="85.009cm" svg:x2="29cm" svg:y2="88.754cm" draw:start-shape="id15" draw:start-glue-point="10" draw:end-shape="id13" draw:end-glue-point="6" svg:d="m20498 85009c6340 0 2090 3745 8502 3745">
          <text:p/>
        </draw:connector>
        <draw:connector draw:style-name="gr41" draw:text-style-name="P1" draw:layer="layout" draw:type="curve" svg:x1="37.249cm" svg:y1="96.607cm" svg:x2="41.248cm" svg:y2="101.237cm" draw:start-shape="id14" draw:start-glue-point="8" draw:end-shape="id16" draw:end-glue-point="4" svg:d="m37249 96607c0 3471 3999 1156 3999 4630">
          <text:p/>
        </draw:connector>
        <draw:connector draw:style-name="gr41" draw:text-style-name="P1" draw:layer="layout" draw:type="curve" svg:x1="41.248cm" svg:y1="103.268cm" svg:x2="44.995cm" svg:y2="106.501cm" draw:start-shape="id16" draw:start-glue-point="8" draw:end-shape="id17" draw:end-glue-point="4" svg:d="m41248 103268c0 2386 3747 770 3747 3233">
          <text:p/>
        </draw:connector>
        <draw:connector draw:style-name="gr41" draw:text-style-name="P1" draw:layer="layout" draw:type="curve" svg:x1="43.248cm" svg:y1="112.967cm" svg:x2="44.995cm" svg:y2="110.002cm" draw:start-shape="id18" draw:start-glue-point="4" draw:end-shape="id17" draw:end-glue-point="8" svg:d="m43248 112967c0-2187 1747-705 1747-2965">
          <text:p/>
        </draw:connector>
        <draw:connector draw:style-name="gr41" draw:text-style-name="P1" draw:layer="layout" draw:type="curve" svg:x1="16.498cm" svg:y1="53.731cm" svg:x2="36.5cm" svg:y2="113.983cm" draw:start-shape="id2" draw:start-glue-point="8" draw:end-shape="id18" draw:end-glue-point="6" svg:d="m16498 53731c0 40168 6667 60252 20002 60252">
          <text:p/>
        </draw:connector>
        <draw:connector draw:style-name="gr41" draw:text-style-name="P1" draw:layer="layout" draw:type="curve" svg:x1="59.748cm" svg:y1="73.319cm" svg:x2="34.998cm" svg:y2="80.969cm" draw:start-shape="id11" draw:start-glue-point="8" draw:end-shape="id12" draw:end-glue-point="4" svg:d="m59748 73319c0 5737-24750 1913-24750 7650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Linear_20_Blue6" draw:display-name="Linear Blue6" draw:style="linear" draw:start-color="#0099ff" draw:end-color="#e6e6ff" draw:start-intensity="100%" draw:end-intensity="100%" draw:angle="2700" draw:border="0%"/>
    <draw:marker draw:name="Arrow" svg:viewBox="0 0 20 30" svg:d="m10 0-10 30h20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cm" draw:dots2="1" draw:dots2-length="0.05cm" draw:distance="0.05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84.1cm" fo:page-height="118.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 xmlns:grddl="http://www.w3.org/2003/g/data-view#">
    <meta:creation-date>2012-05-14T13:39:05</meta:creation-date>
    <dc:date>2012-05-18T16:22:24</dc:date>
    <meta:editing-duration>PT45H32M20S</meta:editing-duration>
    <meta:editing-cycles>22</meta:editing-cycles>
    <meta:generator>OpenOffice.org/3.1$Unix OpenOffice.org_project/310m19$Build-9420</meta:generator>
    <dc:creator>Kjetil Kjernsmo</dc:creator>
    <meta:printed-by>Kjetil Kjernsmo</meta:printed-by>
    <meta:print-date>2012-05-18T13:45:22</meta:print-date>
    <meta:document-statistic meta:object-count="70"/>
  </office:meta>
</office:document-meta>
</file>